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B0516DD6C4C2994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646in" draw:z-index="0"><draw:image xlink:href="Pictures/100000000000040000000240B0516DD6C4C2994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21:35:44.075509373</meta:creation-date>
    <meta:print-date>2023-02-10T21:36:58.301037250</meta:print-date>
    <dc:date>2023-02-10T21:37:39.772830108</dc:date>
    <meta:editing-duration>PT1M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Linux_X86_64 LibreOffice_project/40$Build-2</meta:generator>
  </office:meta>
</office:document-meta>
</file>